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" svg:font-family="ubuntu"/>
    <style:font-face style:name="Chandas" svg:font-family="Chandas" style:font-pitch="variable"/>
    <style:font-face style:name="Helvetica" svg:font-family="Helvetica" style:font-family-generic="roman" style:font-pitch="variable"/>
    <style:font-face style:name="Helvetica-Oblique" svg:font-family="Helvetica-Oblique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style:font-size-asian="12pt" style:font-size-complex="12pt"/>
    </style:style>
    <style:style style:name="T1" style:family="text">
      <style:text-properties style:font-name="Helvetica"/>
    </style:style>
    <style:style style:name="T2" style:family="text">
      <style:text-properties style:font-name="Helvetica" fo:font-size="11pt" style:font-size-asian="11pt"/>
    </style:style>
    <style:style style:name="T3" style:family="text">
      <style:text-properties style:font-name="Helvetica" fo:font-size="8pt" style:font-size-asian="8pt"/>
    </style:style>
    <style:style style:name="T4" style:family="text">
      <style:text-properties style:font-name="Helvetica" fo:font-size="9pt" style:font-size-asian="9pt"/>
    </style:style>
    <style:style style:name="T5" style:family="text">
      <style:text-properties style:font-name="Times-Roman"/>
    </style:style>
    <style:style style:name="T6" style:family="text">
      <style:text-properties style:font-name="Times-Roman" fo:font-size="9pt" style:font-size-asian="9pt"/>
    </style:style>
    <style:style style:name="T7" style:family="text">
      <style:text-properties style:font-name="Times-Roman" fo:font-size="10pt" style:font-size-asian="10pt"/>
    </style:style>
    <style:style style:name="T8" style:family="text">
      <style:text-properties style:font-name="Times-Roman" fo:font-size="9.5pt" style:font-size-asian="9.5pt"/>
    </style:style>
    <style:style style:name="T9" style:family="text">
      <style:text-properties style:font-name="Helvetica-Oblique"/>
    </style:style>
    <style:style style:name="T10" style:family="text">
      <style:text-properties style:font-name="Helvetica-Oblique" fo:font-size="8.5pt" style:font-size-asian="8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 MOTIVAÇÃO QUE LEVA AO LUCR0</text:p>
      <text:p text:style-name="P2"/>
      <text:p text:style-name="P2">Carlos Ribeiro foi escolhido para comandar a subsidiária</text:p>
      <text:p text:style-name="P2">brasileira da Hewlett-Packard (HP), a segunda</text:p>
      <text:p text:style-name="P2">maior empresa de computação do mundo. Mas havia</text:p>
      <text:p text:style-name="P2">um porém: ele não poderia abandonar o cargo que já</text:p>
      <text:p text:style-name="P2">ocupava na diretoria de vendas. Por trás desse acúmulo</text:p>
      <text:p text:style-name="P2">de funções está uma nova estratégia da HP: todos</text:p>
      <text:p text:style-name="P2">os presidentes da empresa no mundo serão também</text:p>
      <text:p text:style-name="P2">responsáveis por uma área de negócios. O objetivo</text:p>
      <text:p text:style-name="P2">é evitar que a companhia - que atua em 120 países</text:p>
      <text:p text:style-name="P2">e fatura US$47 bilhões anuais - fique lenta e não</text:p>
      <text:p text:style-name="P2">acompanhe as rápidas mudanças do mercado. A HP</text:p>
      <text:p text:style-name="P2">está passando por um processo mundial de reestruturação,</text:p>
      <text:p text:style-name="P2">dividindo-a em duas empresas: uma para cuidar</text:p>
      <text:p text:style-name="P2">dos produtos de computação e imagem e outra</text:p>
      <text:p text:style-name="P2">para os produtos de medição. Na área de computação,</text:p>
      <text:p text:style-name="P2">a tarefa é transformar a HP em uma empresa reconhecida</text:p>
      <text:p text:style-name="P2">por sua atuação na Internet.</text:p>
      <text:p text:style-name="P2">Mas, o que o mercado já conhece é o chamado HP</text:p>
      <text:p text:style-name="P2">Way: o jeito HP de administrar os negócios e as pessoas.</text:p>
      <text:p text:style-name="P2">Foi essa expressão cunhada pelos fundadores WiIliam</text:p>
      <text:p text:style-name="P2">Hewlett e David Packard na década de 1930, que</text:p>
      <text:p text:style-name="P2">fez a HP ser reconhecida por suas práticas de recursos</text:p>
      <text:p text:style-name="P2">humanos. A filosofia do HP Way cria um ambiente interno</text:p>
      <text:p text:style-name="P2">apropriado, de motivação e estímulo. Essas são as</text:p>
      <text:p text:style-name="P2">principais condições para que as pessoas façam um</text:p>
      <text:p text:style-name="P2">ótimo trabalho e os resultados apareçam. Há uma regra</text:p>
      <text:p text:style-name="P2">que todo novato aprende quando começa a trabalhar</text:p>
      <text:p text:style-name="P2">na HP: ali não há senhor ou senhora. Não existem salas</text:p>
      <text:p text:style-name="P2">fechadas. A informalidade é uma norma geral e o tratamento</text:p>
      <text:p text:style-name="P2">pessoal sem barreiras faz parte do seu sistema</text:p>
      <text:p text:style-name="P2">de valores. A informalidade aproxima as pessoas e não</text:p>
      <text:p text:style-name="P2">quer dizer falta de respeito. Além do tratamento informai,</text:p>
      <text:p text:style-name="P2">o HP Way envolve ética, confiança e respeito às</text:p>
      <text:p text:style-name="P2">pessoas, trabalho em equipe, flexibilidade e inovação.</text:p>
      <text:p text:style-name="P2">O HP Way se assenta em quatro políticas principais.</text:p>
      <text:p text:style-name="P2">Primeira: a HP não discrimina as pessoas por sexo,</text:p>
      <text:p text:style-name="P2">raça, idade ou religião. A empresa quer um ambiente</text:p>
      <text:p text:style-name="P2">Sejam quais forem as críticas, a Teoria Comportamental</text:p>
      <text:p text:style-name="P2">deu novos rumos e dimensões à TGA, enriquecendo</text:p>
      <text:p text:style-name="P2">profundamente o seu conteúdo e sua abordagem.</text:p>
      <text:p text:style-name="P2">Por essa razão, seus conceitos são os mais conhecidos</text:p>
      <text:p text:style-name="P2">e populares de toda a teoria administrativa.</text:p>
      <text:p text:style-name="P2">de trabalho com a maior diversidade possível. Segunda:</text:p>
      <text:p text:style-name="P2">na HP ninguém é demitido sem ter a chance de melhorar</text:p>
      <text:p text:style-name="P2">seu desempenho. Todas as demissões precisam</text:p>
      <text:p text:style-name="P2">ter o aval de mais de uma pessoa. Terceira: a HP não</text:p>
      <text:p text:style-name="P2"><text:soft-page-break/>distingue as pessoas pelo cargo que ocupam. Quarta:</text:p>
      <text:p text:style-name="P2">na HP, a ética é um valor inegociável. Sua quebra é a</text:p>
      <text:p text:style-name="P2">única falta grave que pressupõe demissão sumária. Os</text:p>
      <text:p text:style-name="P2">valores e princípios da HP são seus mais fortes atrativos</text:p>
      <text:p text:style-name="P2">para os funcionários. A proposta da HP é estabelecer</text:p>
      <text:p text:style-name="P2">um relacionamento duradouro com seus funcionários,</text:p>
      <text:p text:style-name="P2">que montam planos de carreira e cuidam do próprio</text:p>
      <text:p text:style-name="P2">desenvolvimento pessoal. Qualquer funcionário</text:p>
      <text:p text:style-name="P2">pode candidatar-se on-Iine a outras funções e mudar</text:p>
      <text:p text:style-name="P2">de área, caso isso seja importante para o seu crescimento</text:p>
      <text:p text:style-name="P2">profissional - sem ser barrado pelo chefe. Os</text:p>
      <text:p text:style-name="P2">funcionários passam por avaliações e retroações freqüentes,</text:p>
      <text:p text:style-name="P2">nas quais recebem uma classificação de desempenho</text:p>
      <text:p text:style-name="P2">baseada na comparação com outros colegas</text:p>
      <text:p text:style-name="P2">que ocupam o mesmo cargo. Quem atinge o nível 5</text:p>
      <text:p text:style-name="P2">ganha mais na remuneração variável e recebe ações da</text:p>
      <text:p text:style-name="P2">companhia. Quem estaciona no nível 1 recebe uma advertência</text:p>
      <text:p text:style-name="P2">e tem três meses para melhorar. Demissão</text:p>
      <text:p text:style-name="P2">sumária? Só por falhas de conduta. Nunca encontrei</text:p>
      <text:p text:style-name="P2">tantas oportunidades de crescimento, diz o presidente.</text:p>
      <text:p text:style-name="P2">A subsidiária brasileira está contribuindo para aprimorar</text:p>
      <text:p text:style-name="P2">o HP Way exportando algumas de suas práticas</text:p>
      <text:p text:style-name="P2">de RH. Além dos benefícios que a maioria das empresas</text:p>
      <text:p text:style-name="P2">oferece, como assistência médica e seguro de vida, o</text:p>
      <text:p text:style-name="P2">pessoal da HP no Brasil tem direito a uma verba mensal</text:p>
      <text:p text:style-name="P2">equivalente a 5% do salário. O valor pode ser usado</text:p>
      <text:p text:style-name="P2">para reembolsar despesas com educação, creche, saúde</text:p>
      <text:p text:style-name="P2">e alimentação ou ser acumulado para situações de</text:p>
      <text:p text:style-name="P2">emergência. "Trata-se de uma maneira de respeitar as</text:p>
      <text:p text:style-name="P2">necessidades diferentes das pessoas. E o respeito é</text:p>
      <text:p text:style-name="P2">um de nossos principais valores, diz o presidente. Meu</text:p>
      <text:p text:style-name="P2">papel, e o de todos os principais executivos da empresa,</text:p>
      <text:p text:style-name="P1">é construir o melhor lugar para trabalhar.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ubuntu" svg:font-family="ubuntu"/>
    <style:font-face style:name="Chandas" svg:font-family="Chandas" style:font-pitch="variable"/>
    <style:font-face style:name="Helvetica" svg:font-family="Helvetica" style:font-family-generic="roman" style:font-pitch="variable"/>
    <style:font-face style:name="Helvetica-Oblique" svg:font-family="Helvetica-Oblique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8:04:38.082613764</meta:creation-date>
    <dc:date>2018-06-10T18:05:58.749973237</dc:date>
    <meta:editing-duration>PT1M21S</meta:editing-duration>
    <meta:editing-cycles>1</meta:editing-cycles>
    <meta:document-statistic meta:table-count="0" meta:image-count="0" meta:object-count="0" meta:page-count="2" meta:paragraph-count="80" meta:word-count="679" meta:character-count="4000" meta:non-whitespace-character-count="3401"/>
    <meta:generator>LibreOffice/6.0.1.1$Linux_x86 LibreOffice_project/60bfb1526849283ce2491346ed2aa51c465abfe6</meta:generator>
  </office:meta>
</office:document-meta>
</file>